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border="0.74pt solid #000000" style:rotation-align="none"/>
      <style:paragraph-properties fo:text-align="start" fo:margin-left="0in"/>
    </style:style>
    <style:style style:name="ce3" style:family="table-cell" style:parent-style-name="Default">
      <style:table-cell-properties fo:border-bottom="0.74pt solid #000000" fo:background-color="#cccccc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-8% 58%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10">
          <table:table-cell table:number-columns-repeated="16384"/>
        </table:table-row>
        <table:table-row table:style-name="ro1">
          <table:table-cell table:number-columns-repeated="4"/>
          <table:table-cell table:style-name="ce3" office:value-type="string" calcext:value-type="string">
            <text:p>ex_1</text:p>
          </table:table-cell>
          <table:table-cell table:style-name="ce1" office:value-type="string" calcext:value-type="string">
            <text:p>ex_2</text:p>
          </table:table-cell>
          <table:table-cell table:number-columns-repeated="2"/>
          <table:table-cell table:style-name="ce3" office:value-type="string" calcext:value-type="string">
            <text:p>ex_1</text:p>
          </table:table-cell>
          <table:table-cell table:style-name="ce1" office:value-type="string" calcext:value-type="string">
            <text:p>ex_2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" office:value-type="string" calcext:value-type="string">
            <text:p>Description</text:p>
          </table:table-cell>
          <table:table-cell table:style-name="ce4"/>
          <table:table-cell table:style-name="ce5"/>
          <table:table-cell/>
          <table:table-cell table:style-name="ce1" office:value-type="string" calcext:value-type="string">
            <text:p>Description</text:p>
          </table:table-cell>
          <table:table-cell table:style-name="ce4"/>
          <table:table-cell table:style-name="ce5"/>
          <table:table-cell table:number-columns-repeated="16374"/>
        </table:table-row>
        <table:table-row table:style-name="ro1">
          <table:table-cell table:number-columns-repeated="3"/>
          <table:table-cell table:style-name="ce1" office:value-type="string" calcext:value-type="string">
            <text:p>No. of CPU’s</text:p>
          </table:table-cell>
          <table:table-cell table:style-name="ce4" table:formula="of:=4" office:value-type="float" office:value="4" calcext:value-type="float">
            <text:p>4</text:p>
          </table:table-cell>
          <table:table-cell table:style-name="ce5" table:formula="of:=4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o. of CPU’s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" office:value-type="string" calcext:value-type="string">
            <text:p>Time Total</text:p>
          </table:table-cell>
          <table:table-cell table:style-name="ce5" table:formula="of:=11.961520974" office:value-type="float" office:value="11.961520974" calcext:value-type="float">
            <text:p>11.961520974</text:p>
          </table:table-cell>
          <table:table-cell table:style-name="ce5" table:formula="of:=5.688644665" office:value-type="float" office:value="5.688644665" calcext:value-type="float">
            <text:p>5.688644665</text:p>
          </table:table-cell>
          <table:table-cell/>
          <table:table-cell table:style-name="ce1" office:value-type="string" calcext:value-type="string">
            <text:p>Time Total</text:p>
          </table:table-cell>
          <table:table-cell table:style-name="ce5" table:formula="of:=[.I15]+[.I16]" office:value-type="float" office:value="7.339658857" calcext:value-type="float">
            <text:p>7.339658857</text:p>
          </table:table-cell>
          <table:table-cell table:style-name="ce5" table:formula="of:=[.J15]+[.J16]" office:value-type="float" office:value="3.01759602" calcext:value-type="float">
            <text:p>3.01759602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" office:value-type="string" calcext:value-type="string">
            <text:p>Time parallel</text:p>
          </table:table-cell>
          <table:table-cell table:style-name="ce5" table:formula="of:=10.579756236+ 0.000200512" office:value-type="float" office:value="10.579956748" calcext:value-type="float">
            <text:p>10.579956748</text:p>
          </table:table-cell>
          <table:table-cell table:style-name="ce5" table:formula="of:=4.311340289+ 0.000157518" office:value-type="float" office:value="4.311497807" calcext:value-type="float">
            <text:p>4.311497807</text:p>
          </table:table-cell>
          <table:table-cell/>
          <table:table-cell table:style-name="ce1" office:value-type="string" calcext:value-type="string">
            <text:p>Time parallel</text:p>
          </table:table-cell>
          <table:table-cell table:style-name="ce5" table:formula="of:=6.186265401+0.000097149" office:value-type="float" office:value="6.18636255" calcext:value-type="float">
            <text:p>6.18636255</text:p>
          </table:table-cell>
          <table:table-cell table:style-name="ce5" table:formula="of:=1.882021721+0.000094622" office:value-type="float" office:value="1.882116343" calcext:value-type="float">
            <text:p>1.882116343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" office:value-type="string" calcext:value-type="string">
            <text:p>Time sequent</text:p>
          </table:table-cell>
          <table:table-cell table:style-name="ce5" table:formula="of:=1.24882839+ 0.13273563" office:value-type="float" office:value="1.38156402" calcext:value-type="float">
            <text:p>1.38156402</text:p>
          </table:table-cell>
          <table:table-cell table:style-name="ce5" table:formula="of:=1.227753986 + 0.149392673" office:value-type="float" office:value="1.377146659" calcext:value-type="float">
            <text:p>1.377146659</text:p>
          </table:table-cell>
          <table:table-cell/>
          <table:table-cell table:style-name="ce1" office:value-type="string" calcext:value-type="string">
            <text:p>Time sequent</text:p>
          </table:table-cell>
          <table:table-cell table:style-name="ce5" table:formula="of:=1.042036628+0.111259679" office:value-type="float" office:value="1.153296307" calcext:value-type="float">
            <text:p>1.153296307</text:p>
          </table:table-cell>
          <table:table-cell table:style-name="ce5" table:formula="of:=1.019778885+ 0.115700792" office:value-type="float" office:value="1.135479677" calcext:value-type="float">
            <text:p>1.135479677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" office:value-type="string" calcext:value-type="string">
            <text:p>F<text:span text:style-name="T1">par</text:span></text:p>
          </table:table-cell>
          <table:table-cell table:style-name="ce5" table:formula="of:=[.E15]/[.E14]" office:value-type="float" office:value="0.884499284915102" calcext:value-type="float">
            <text:p>0.884499284915102</text:p>
          </table:table-cell>
          <table:table-cell table:style-name="ce5" table:formula="of:=[.F15]/[.F14]" office:value-type="float" office:value="0.757913011077481" calcext:value-type="float">
            <text:p>0.757913011077481</text:p>
          </table:table-cell>
          <table:table-cell/>
          <table:table-cell table:style-name="ce1" office:value-type="string" calcext:value-type="string">
            <text:p>F<text:span text:style-name="T1">par</text:span></text:p>
          </table:table-cell>
          <table:table-cell table:style-name="ce5" table:formula="of:=[.I15]/[.E14]" office:value-type="float" office:value="0.517188622036186" calcext:value-type="float">
            <text:p>0.517188622036186</text:p>
          </table:table-cell>
          <table:table-cell table:style-name="ce5" table:formula="of:=[.J15]/[.J14]" office:value-type="float" office:value="0.623713820712158" calcext:value-type="float">
            <text:p>0.623713820712158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" office:value-type="string" calcext:value-type="string">
            <text:p>F<text:span text:style-name="T1">ser</text:span></text:p>
          </table:table-cell>
          <table:table-cell table:style-name="ce5" table:formula="of:=1-[.E17]" office:value-type="float" office:value="0.115500715084898" calcext:value-type="float">
            <text:p>0.115500715084898</text:p>
          </table:table-cell>
          <table:table-cell table:style-name="ce5" table:formula="of:=1-[.F17]" office:value-type="float" office:value="0.242086988922519" calcext:value-type="float">
            <text:p>0.242086988922519</text:p>
          </table:table-cell>
          <table:table-cell/>
          <table:table-cell table:style-name="ce1" office:value-type="string" calcext:value-type="string">
            <text:p>F<text:span text:style-name="T1">ser</text:span></text:p>
          </table:table-cell>
          <table:table-cell table:style-name="ce5" table:formula="of:=1-[.I17]" office:value-type="float" office:value="0.482811377963814" calcext:value-type="float">
            <text:p>0.482811377963814</text:p>
          </table:table-cell>
          <table:table-cell table:style-name="ce5" table:formula="of:=1-[.J17]" office:value-type="float" office:value="0.376286179287842" calcext:value-type="float">
            <text:p>0.376286179287842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" office:value-type="string" calcext:value-type="string">
            <text:p>Max<text:span text:style-name="T1">speedup</text:span></text:p>
          </table:table-cell>
          <table:table-cell table:style-name="ce5" table:formula="of:=[.E14]/([.E16]+([.E15]/[.E13]))" office:value-type="float" office:value="2.97066010532417" calcext:value-type="float">
            <text:p>2.97066010532417</text:p>
          </table:table-cell>
          <table:table-cell table:style-name="ce5" table:formula="of:=[.F14]/([.F16]+([.F15]/[.F13]))" office:value-type="float" office:value="2.31714694431371" calcext:value-type="float">
            <text:p>2.31714694431371</text:p>
          </table:table-cell>
          <table:table-cell/>
          <table:table-cell table:style-name="ce1" office:value-type="string" calcext:value-type="string">
            <text:p>Max<text:span text:style-name="T1">speedup</text:span></text:p>
          </table:table-cell>
          <table:table-cell table:style-name="ce5" table:formula="of:=[.I14]/([.I16]+([.I15]/[.I13]))" office:value-type="float" office:value="3.80965989828942" calcext:value-type="float">
            <text:p>3.80965989828942</text:p>
          </table:table-cell>
          <table:table-cell table:style-name="ce5" table:formula="of:=[.J14]/([.J16]+([.J15]/[.J13]))" office:value-type="float" office:value="2.20142895825975" calcext:value-type="float">
            <text:p>2.20142895825975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5" table:formula="of:=1/((1-[.$E$17])+[.$E$17]/[.D23])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5" table:formula="of:=1/((1-[.$I$17])+[.$I$17]/[.H23])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5" table:formula="of:=1/((1-[.$E$17])+[.$E$17]/[.D24])" office:value-type="float" office:value="1.79291682466361" calcext:value-type="float">
            <text:p>1.7929168246636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5" table:formula="of:=1/((1-[.$I$17])+[.$I$17]/[.H24])" office:value-type="float" office:value="1.34878921872476" calcext:value-type="float">
            <text:p>1.34878921872476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5" table:formula="of:=1/((1-[.$E$17])+[.$E$17]/[.D25])" office:value-type="float" office:value="2.43704022308585" calcext:value-type="float">
            <text:p>2.43704022308585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5" table:formula="of:=1/((1-[.$I$17])+[.$I$17]/[.H25])" office:value-type="float" office:value="1.52623385690517" calcext:value-type="float">
            <text:p>1.52623385690517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5" table:formula="of:=1/((1-[.$E$17])+[.$E$17]/[.D26])" office:value-type="float" office:value="2.97065995334407" calcext:value-type="float">
            <text:p>2.97065995334407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5" table:formula="of:=1/((1-[.$I$17])+[.$I$17]/[.H26])" office:value-type="float" office:value="1.63369720452417" calcext:value-type="float">
            <text:p>1.63369720452417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5" table:formula="of:=1/((1-[.$E$17])+[.$E$17]/[.D27])" office:value-type="float" office:value="3.41996594920383" calcext:value-type="float">
            <text:p>3.41996594920383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5" table:formula="of:=1/((1-[.$I$17])+[.$I$17]/[.H27])" office:value-type="float" office:value="1.70575954138873" calcext:value-type="float">
            <text:p>1.70575954138873</text:p>
          </table:table-cell>
          <table:table-cell/>
          <table:table-cell>
            <draw:frame table:end-cell-address="Sheet1.R43" table:end-x="0.5689in" table:end-y="0.0614in" draw:z-index="0" draw:name="Gráfico 1" draw:style-name="gr1" draw:text-style-name="P1" svg:width="5.0126in" svg:height="2.9472in" svg:x="0.2378in" svg:y="0.1811in">
              <draw:object draw:notify-on-update-of-ranges="Sheet1.D23:Sheet1.D54 Sheet1.E23:Sheet1.E5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Z42" table:end-x="0.565in" table:end-y="0.1559in" draw:z-index="1" draw:name="Gráfico 4" draw:style-name="gr1" draw:text-style-name="P1" svg:width="5.0126in" svg:height="2.8476in" svg:x="0.2339in" svg:y="0.1831in">
              <draw:object draw:notify-on-update-of-ranges="Sheet1.H23:Sheet1.H54 Sheet1.I23:Sheet1.I5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5" table:formula="of:=1/((1-[.$E$17])+[.$E$17]/[.D28])" office:value-type="float" office:value="3.80347790868586" calcext:value-type="float">
            <text:p>3.80347790868586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5" table:formula="of:=1/((1-[.$I$17])+[.$I$17]/[.H28])" office:value-type="float" office:value="1.75743995886313" calcext:value-type="float">
            <text:p>1.75743995886313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5" table:formula="of:=1/((1-[.$E$17])+[.$E$17]/[.D29])" office:value-type="float" office:value="4.13466170123755" calcext:value-type="float">
            <text:p>4.13466170123755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5" table:formula="of:=1/((1-[.$I$17])+[.$I$17]/[.H29])" office:value-type="float" office:value="1.79631425005358" calcext:value-type="float">
            <text:p>1.79631425005358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5" table:formula="of:=1/((1-[.$E$17])+[.$E$17]/[.D30])" office:value-type="float" office:value="4.42354318912773" calcext:value-type="float">
            <text:p>4.42354318912773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5" table:formula="of:=1/((1-[.$I$17])+[.$I$17]/[.H30])" office:value-type="float" office:value="1.82661761751665" calcext:value-type="float">
            <text:p>1.82661761751665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style-name="ce5" table:formula="of:=1/((1-[.$E$17])+[.$E$17]/[.D31])" office:value-type="float" office:value="4.67774076930653" calcext:value-type="float">
            <text:p>4.67774076930653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5" table:formula="of:=1/((1-[.$I$17])+[.$I$17]/[.H31])" office:value-type="float" office:value="1.8509031597414" calcext:value-type="float">
            <text:p>1.8509031597414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5" table:formula="of:=1/((1-[.$E$17])+[.$E$17]/[.D32])" office:value-type="float" office:value="4.90314706766474" calcext:value-type="float">
            <text:p>4.90314706766474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5" table:formula="of:=1/((1-[.$I$17])+[.$I$17]/[.H32])" office:value-type="float" office:value="1.87080154658185" calcext:value-type="float">
            <text:p>1.87080154658185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11" calcext:value-type="float">
            <text:p>11</text:p>
          </table:table-cell>
          <table:table-cell table:style-name="ce5" table:formula="of:=1/((1-[.$E$17])+[.$E$17]/[.D33])" office:value-type="float" office:value="5.10439141497349" calcext:value-type="float">
            <text:p>5.10439141497349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5" table:formula="of:=1/((1-[.$I$17])+[.$I$17]/[.H33])" office:value-type="float" office:value="1.88740309745342" calcext:value-type="float">
            <text:p>1.88740309745342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5" table:formula="of:=1/((1-[.$E$17])+[.$E$17]/[.D34])" office:value-type="float" office:value="5.2851611659422" calcext:value-type="float">
            <text:p>5.2851611659422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5" table:formula="of:=1/((1-[.$I$17])+[.$I$17]/[.H34])" office:value-type="float" office:value="1.90146447633675" calcext:value-type="float">
            <text:p>1.90146447633675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13" calcext:value-type="float">
            <text:p>13</text:p>
          </table:table-cell>
          <table:table-cell table:style-name="ce5" table:formula="of:=1/((1-[.$E$17])+[.$E$17]/[.D35])" office:value-type="float" office:value="5.44842969275882" calcext:value-type="float">
            <text:p>5.44842969275882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5" table:formula="of:=1/((1-[.$I$17])+[.$I$17]/[.H35])" office:value-type="float" office:value="1.91352725145344" calcext:value-type="float">
            <text:p>1.91352725145344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5" table:formula="of:=1/((1-[.$E$17])+[.$E$17]/[.D36])" office:value-type="float" office:value="5.59662121656166" calcext:value-type="float">
            <text:p>5.59662121656166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5" table:formula="of:=1/((1-[.$I$17])+[.$I$17]/[.H36])" office:value-type="float" office:value="1.92398925512044" calcext:value-type="float">
            <text:p>1.92398925512044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5" table:formula="of:=1/((1-[.$E$17])+[.$E$17]/[.D37])" office:value-type="float" office:value="5.73173199027522" calcext:value-type="float">
            <text:p>5.73173199027522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5" table:formula="of:=1/((1-[.$I$17])+[.$I$17]/[.H37])" office:value-type="float" office:value="1.93314930221681" calcext:value-type="float">
            <text:p>1.93314930221681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5" table:formula="of:=1/((1-[.$E$17])+[.$E$17]/[.D38])" office:value-type="float" office:value="5.85542074772399" calcext:value-type="float">
            <text:p>5.85542074772399</text:p>
          </table:table-cell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5" table:formula="of:=1/((1-[.$I$17])+[.$I$17]/[.H38])" office:value-type="float" office:value="1.94123619149149" calcext:value-type="float">
            <text:p>1.94123619149149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17" calcext:value-type="float">
            <text:p>17</text:p>
          </table:table-cell>
          <table:table-cell table:style-name="ce5" table:formula="of:=1/((1-[.$E$17])+[.$E$17]/[.D39])" office:value-type="float" office:value="5.96907714383754" calcext:value-type="float">
            <text:p>5.96907714383754</text:p>
          </table:table-cell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ce5" table:formula="of:=1/((1-[.$I$17])+[.$I$17]/[.H39])" office:value-type="float" office:value="1.94842807785776" calcext:value-type="float">
            <text:p>1.94842807785776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18" calcext:value-type="float">
            <text:p>18</text:p>
          </table:table-cell>
          <table:table-cell table:style-name="ce5" table:formula="of:=1/((1-[.$E$17])+[.$E$17]/[.D40])" office:value-type="float" office:value="6.07387419041439" calcext:value-type="float">
            <text:p>6.07387419041439</text:p>
          </table:table-cell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style-name="ce5" table:formula="of:=1/((1-[.$I$17])+[.$I$17]/[.H40])" office:value-type="float" office:value="1.9548657499609" calcext:value-type="float">
            <text:p>1.9548657499609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19" calcext:value-type="float">
            <text:p>19</text:p>
          </table:table-cell>
          <table:table-cell table:style-name="ce5" table:formula="of:=1/((1-[.$E$17])+[.$E$17]/[.D41])" office:value-type="float" office:value="6.17080888998364" calcext:value-type="float">
            <text:p>6.17080888998364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5" table:formula="of:=1/((1-[.$I$17])+[.$I$17]/[.H41])" office:value-type="float" office:value="1.96066193860619" calcext:value-type="float">
            <text:p>1.96066193860619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style-name="ce5" table:formula="of:=1/((1-[.$E$17])+[.$E$17]/[.D42])" office:value-type="float" office:value="6.26073405472812" calcext:value-type="float">
            <text:p>6.26073405472812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5" table:formula="of:=1/((1-[.$I$17])+[.$I$17]/[.H42])" office:value-type="float" office:value="1.96590797462292" calcext:value-type="float">
            <text:p>1.96590797462292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21" calcext:value-type="float">
            <text:p>21</text:p>
          </table:table-cell>
          <table:table-cell table:style-name="ce5" table:formula="of:=1/((1-[.$E$17])+[.$E$17]/[.D43])" office:value-type="float" office:value="6.34438346360846" calcext:value-type="float">
            <text:p>6.34438346360846</text:p>
          </table:table-cell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style-name="ce5" table:formula="of:=1/((1-[.$I$17])+[.$I$17]/[.H43])" office:value-type="float" office:value="1.97067863680515" calcext:value-type="float">
            <text:p>1.97067863680515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22" calcext:value-type="float">
            <text:p>22</text:p>
          </table:table-cell>
          <table:table-cell table:style-name="ce5" table:formula="of:=1/((1-[.$E$17])+[.$E$17]/[.D44])" office:value-type="float" office:value="6.42239193003504" calcext:value-type="float">
            <text:p>6.42239193003504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5" table:formula="of:=1/((1-[.$I$17])+[.$I$17]/[.H44])" office:value-type="float" office:value="1.97503573907525" calcext:value-type="float">
            <text:p>1.97503573907525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23" calcext:value-type="float">
            <text:p>23</text:p>
          </table:table-cell>
          <table:table-cell table:style-name="ce5" table:formula="of:=1/((1-[.$E$17])+[.$E$17]/[.D45])" office:value-type="float" office:value="6.49531144214047" calcext:value-type="float">
            <text:p>6.49531144214047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style-name="ce5" table:formula="of:=1/((1-[.$I$17])+[.$I$17]/[.H45])" office:value-type="float" office:value="1.97903082350932" calcext:value-type="float">
            <text:p>1.97903082350932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24" calcext:value-type="float">
            <text:p>24</text:p>
          </table:table-cell>
          <table:table-cell table:style-name="ce5" table:formula="of:=1/((1-[.$E$17])+[.$E$17]/[.D46])" office:value-type="float" office:value="6.56362424405385" calcext:value-type="float">
            <text:p>6.56362424405385</text:p>
          </table:table-cell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style-name="ce5" table:formula="of:=1/((1-[.$I$17])+[.$I$17]/[.H46])" office:value-type="float" office:value="1.98270720887197" calcext:value-type="float">
            <text:p>1.98270720887197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25" calcext:value-type="float">
            <text:p>25</text:p>
          </table:table-cell>
          <table:table-cell table:style-name="ce5" table:formula="of:=1/((1-[.$E$17])+[.$E$17]/[.D47])" office:value-type="float" office:value="6.62775351385084" calcext:value-type="float">
            <text:p>6.62775351385084</text:p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5" table:formula="of:=1/((1-[.$I$17])+[.$I$17]/[.H47])" office:value-type="float" office:value="1.98610156770351" calcext:value-type="float">
            <text:p>1.98610156770351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26" calcext:value-type="float">
            <text:p>26</text:p>
          </table:table-cell>
          <table:table-cell table:style-name="ce5" table:formula="of:=1/((1-[.$E$17])+[.$E$17]/[.D48])" office:value-type="float" office:value="6.68807213801042" calcext:value-type="float">
            <text:p>6.68807213801042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style-name="ce5" table:formula="of:=1/((1-[.$I$17])+[.$I$17]/[.H48])" office:value-type="float" office:value="1.989245153865" calcext:value-type="float">
            <text:p>1.989245153865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27" calcext:value-type="float">
            <text:p>27</text:p>
          </table:table-cell>
          <table:table-cell table:style-name="ce5" table:formula="of:=1/((1-[.$E$17])+[.$E$17]/[.D49])" office:value-type="float" office:value="6.74490996683373" calcext:value-type="float">
            <text:p>6.74490996683373</text:p>
          </table:table-cell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style-name="ce5" table:formula="of:=1/((1-[.$I$17])+[.$I$17]/[.H49])" office:value-type="float" office:value="1.99216476770523" calcext:value-type="float">
            <text:p>1.99216476770523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28" calcext:value-type="float">
            <text:p>28</text:p>
          </table:table-cell>
          <table:table-cell table:style-name="ce5" table:formula="of:=1/((1-[.$E$17])+[.$E$17]/[.D50])" office:value-type="float" office:value="6.79855984902713" calcext:value-type="float">
            <text:p>6.79855984902713</text:p>
          </table:table-cell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5" table:formula="of:=1/((1-[.$I$17])+[.$I$17]/[.H50])" office:value-type="float" office:value="1.99488352202697" calcext:value-type="float">
            <text:p>1.99488352202697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29" calcext:value-type="float">
            <text:p>29</text:p>
          </table:table-cell>
          <table:table-cell table:style-name="ce5" table:formula="of:=1/((1-[.$E$17])+[.$E$17]/[.D51])" office:value-type="float" office:value="6.84928267857325" calcext:value-type="float">
            <text:p>6.84928267857325</text:p>
          </table:table-cell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style-name="ce5" table:formula="of:=1/((1-[.$I$17])+[.$I$17]/[.H51])" office:value-type="float" office:value="1.99742145522282" calcext:value-type="float">
            <text:p>1.99742145522282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style-name="ce5" table:formula="of:=1/((1-[.$E$17])+[.$E$17]/[.D52])" office:value-type="float" office:value="6.89731163748978" calcext:value-type="float">
            <text:p>6.89731163748978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5" table:formula="of:=1/((1-[.$I$17])+[.$I$17]/[.H52])" office:value-type="float" office:value="1.9997960260114" calcext:value-type="float">
            <text:p>1.9997960260114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31" calcext:value-type="float">
            <text:p>31</text:p>
          </table:table-cell>
          <table:table-cell table:style-name="ce5" table:formula="of:=1/((1-[.$E$17])+[.$E$17]/[.D53])" office:value-type="float" office:value="6.94285578008075" calcext:value-type="float">
            <text:p>6.94285578008075</text:p>
          </table:table-cell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5" table:formula="of:=1/((1-[.$I$17])+[.$I$17]/[.H53])" office:value-type="float" office:value="2.00202251561663" calcext:value-type="float">
            <text:p>2.00202251561663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float" office:value="32" calcext:value-type="float">
            <text:p>32</text:p>
          </table:table-cell>
          <table:table-cell table:style-name="ce5" table:formula="of:=1/((1-[.$E$17])+[.$E$17]/[.D54])" office:value-type="float" office:value="6.98610307491303" calcext:value-type="float">
            <text:p>6.98610307491303</text:p>
          </table:table-cell>
          <table:table-cell table:number-columns-repeated="2"/>
          <table:table-cell table:style-name="ce2" office:value-type="float" office:value="32" calcext:value-type="float">
            <text:p>32</text:p>
          </table:table-cell>
          <table:table-cell table:style-name="ce5" table:formula="of:=1/((1-[.$I$17])+[.$I$17]/[.H54])" office:value-type="float" office:value="2.00411435698076" calcext:value-type="float">
            <text:p>2.00411435698076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2" office:value-type="string" calcext:value-type="string">
            <text:p>infinito</text:p>
          </table:table-cell>
          <table:table-cell table:style-name="ce6" table:formula="of:=1/((1-[.$E$17]))" office:value-type="float" office:value="8.65795505478006" calcext:value-type="float">
            <text:p>8.65795505478006</text:p>
          </table:table-cell>
          <table:table-cell table:number-columns-repeated="2"/>
          <table:table-cell table:style-name="ce7" office:value-type="string" calcext:value-type="string">
            <text:p>infinito</text:p>
          </table:table-cell>
          <table:table-cell table:style-name="ce6" table:formula="of:=1/((1-[.$I$17]))" office:value-type="float" office:value="2.07120222439113" calcext:value-type="float">
            <text:p>2.07120222439113</text:p>
          </table:table-cell>
          <table:table-cell table:number-columns-repeated="16375"/>
        </table:table-row>
        <table:table-row table:style-name="ro2" table:number-rows-repeated="104852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0:04:28.5249865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más Dias</meta:initial-creator>
    <meta:creation-date>2015-06-05T18:17:20</meta:creation-date>
    <dc:date>2023-11-30T10:08:19.734563191</dc:date>
    <meta:generator>LibreOffice/7.5.8.2$Linux_X86_64 LibreOffice_project/50$Build-2</meta:generator>
    <meta:editing-duration>PT17M24S</meta:editing-duration>
    <meta:editing-cycles>4</meta:editing-cycles>
    <meta:document-statistic meta:table-count="1" meta:cell-count="180" meta:object-count="2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pt" fo:country="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pt" fo:country="PT" style:text-underline-style="solid" style:text-underline-width="auto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33cm" svg:height="7.487cm" xlink:href=".." xlink:type="simple" chart:class="chart:scatter" chart:style-name="ch1">
        <chart:title svg:x="5.806cm" svg:y="0.285cm" chart:style-name="ch2">
          <text:p>João</text:p>
        </chart:title>
        <chart:plot-area chart:style-name="ch3" table:cell-range-address="Sheet1.D23:Sheet1.E54" svg:x="1.302cm" svg:y="0.991cm" svg:width="10.679cm" svg:height="5.739cm">
          <chart:coordinate-region svg:x="1.562cm" svg:y="1.151cm" svg:width="10.258cm" svg:height="5.161cm"/>
          <chart:axis chart:dimension="x" chart:name="primary-x" chart:style-name="ch4">
            <chart:title svg:x="5.36cm" svg:y="6.879cm" chart:style-name="ch5">
              <text:p>Número de CPU's</text:p>
            </chart:title>
            <chart:grid chart:style-name="ch6" chart:class="major"/>
          </chart:axis>
          <chart:axis chart:dimension="y" chart:name="primary-y" chart:style-name="ch4">
            <chart:title svg:x="0.492cm" svg:y="5.26cm" chart:style-name="ch7">
              <text:p>Speed up esperado</text:p>
            </chart:title>
            <chart:grid chart:style-name="ch6" chart:class="major"/>
          </chart:axis>
          <chart:series chart:style-name="ch8" chart:values-cell-range-address="Sheet1.E23:Sheet1.E54" chart:class="chart:scatter">
            <chart:domain table:cell-range-address="Sheet1.D23:Sheet1.D54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3:Sheet1.D54</svg:desc>
                </draw:g>
              </table:table-cell>
              <table:table-cell office:value-type="float" office:value="1">
                <text:p>1</text:p>
                <draw:g>
                  <svg:desc>Sheet1.E23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9291682466361">
                <text:p>1.79291682466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43704022308585">
                <text:p>2.43704022308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7065995334407">
                <text:p>2.97065995334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41996594920383">
                <text:p>3.41996594920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80347790868586">
                <text:p>3.80347790868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13466170123755">
                <text:p>4.13466170123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42354318912773">
                <text:p>4.42354318912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67774076930653">
                <text:p>4.67774076930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90314706766474">
                <text:p>4.90314706766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10439141497349">
                <text:p>5.10439141497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2851611659422">
                <text:p>5.2851611659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44842969275882">
                <text:p>5.448429692758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59662121656166">
                <text:p>5.5966212165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73173199027522">
                <text:p>5.73173199027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85542074772399">
                <text:p>5.85542074772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96907714383754">
                <text:p>5.969077143837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07387419041439">
                <text:p>6.07387419041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17080888998364">
                <text:p>6.17080888998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26073405472812">
                <text:p>6.26073405472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34438346360846">
                <text:p>6.344383463608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42239193003504">
                <text:p>6.42239193003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49531144214047">
                <text:p>6.4953114421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56362424405385">
                <text:p>6.56362424405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62775351385084">
                <text:p>6.62775351385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68807213801042">
                <text:p>6.68807213801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74490996683373">
                <text:p>6.74490996683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79855984902713">
                <text:p>6.79855984902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84928267857325">
                <text:p>6.849282678573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89731163748978">
                <text:p>6.89731163748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94285578008075">
                <text:p>6.94285578008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98610307491303">
                <text:p>6.98610307491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pt" fo:country="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0.98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pt" fo:country="PT" style:text-underline-style="solid" style:text-underline-width="auto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33cm" svg:height="7.234cm" xlink:href=".." xlink:type="simple" chart:class="chart:scatter" chart:style-name="ch1">
        <chart:title svg:x="5.608cm" svg:y="0.28cm" chart:style-name="ch2">
          <text:p>Tomás</text:p>
        </chart:title>
        <chart:plot-area chart:style-name="ch3" table:cell-range-address="Sheet1.H23:Sheet1.I54" svg:x="0.884cm" svg:y="1.191cm" svg:width="11.49cm" svg:height="5.242cm">
          <chart:coordinate-region svg:x="1.541cm" svg:y="1.351cm" svg:width="10.672cm" svg:height="4.664cm"/>
          <chart:axis chart:dimension="x" chart:name="primary-x" chart:style-name="ch4">
            <chart:title svg:x="5.348cm" svg:y="6.577cm" chart:style-name="ch5">
              <text:p>Número de CPU's</text:p>
            </chart:title>
            <chart:grid chart:style-name="ch6" chart:class="major"/>
          </chart:axis>
          <chart:axis chart:dimension="y" chart:name="primary-y" chart:style-name="ch7">
            <chart:title svg:x="0.074cm" svg:y="5.212cm" chart:style-name="ch8">
              <text:p>Speed up esperado</text:p>
            </chart:title>
            <chart:grid chart:style-name="ch6" chart:class="major"/>
          </chart:axis>
          <chart:series chart:style-name="ch9" chart:values-cell-range-address="Sheet1.I23:Sheet1.I54" chart:class="chart:scatter">
            <chart:domain table:cell-range-address="Sheet1.H23:Sheet1.H54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23:Sheet1.H54</svg:desc>
                </draw:g>
              </table:table-cell>
              <table:table-cell office:value-type="float" office:value="1">
                <text:p>1</text:p>
                <draw:g>
                  <svg:desc>Sheet1.I23:Sheet1.I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4878921872476">
                <text:p>1.34878921872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52623385690517">
                <text:p>1.526233856905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63369720452417">
                <text:p>1.63369720452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70575954138873">
                <text:p>1.70575954138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5743995886313">
                <text:p>1.75743995886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9631425005358">
                <text:p>1.79631425005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2661761751665">
                <text:p>1.82661761751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509031597414">
                <text:p>1.8509031597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7080154658185">
                <text:p>1.87080154658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8740309745342">
                <text:p>1.88740309745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90146447633675">
                <text:p>1.90146447633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91352725145344">
                <text:p>1.91352725145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92398925512044">
                <text:p>1.92398925512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93314930221681">
                <text:p>1.93314930221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94123619149149">
                <text:p>1.94123619149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94842807785776">
                <text:p>1.94842807785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9548657499609">
                <text:p>1.9548657499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96066193860619">
                <text:p>1.96066193860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96590797462292">
                <text:p>1.96590797462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97067863680515">
                <text:p>1.97067863680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97503573907525">
                <text:p>1.97503573907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97903082350932">
                <text:p>1.97903082350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98270720887197">
                <text:p>1.98270720887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98610156770351">
                <text:p>1.98610156770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989245153865">
                <text:p>1.989245153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99216476770523">
                <text:p>1.992164767705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99488352202697">
                <text:p>1.99488352202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99742145522282">
                <text:p>1.997421455222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9997960260114">
                <text:p>1.9997960260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00202251561663">
                <text:p>2.00202251561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00411435698076">
                <text:p>2.004114356980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